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bush not supported</text:p>
          </table:table-cell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st reduction not implemented</text:p>
          </table:table-cell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uting not supported</text:p>
          </table:table-cell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ard pile interaction not supported</text:p>
          </table:table-cell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es not ready unit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discard cards for extra attack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move the attachment around</text:p>
          </table:table-cell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, action not done</text:p>
          </table:table-cell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roportion of cards implemented:</text:p>
          </table:table-cell>
          <table:table-cell/>
          <table:table-cell table:formula="of:=COUNTIF([.C2:.C185];&quot;Yes&quot;)/184" office:value-type="float" office:value="0.565217391304348" calcext:value-type="float">
            <text:p>0.565217391304348</text:p>
          </table:table-cell>
          <table:table-cell/>
        </table:table-row>
        <table:table-row table:style-name="ro1" table:number-rows-repeated="1048388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3">00/00/0000</text:date>, <text:time style:data-style-name="N2" text:time-value="10:57:20.043796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4-03T11:16:43.061593300</dc:date>
    <meta:editing-duration>P1DT8H59M39S</meta:editing-duration>
    <meta:editing-cycles>56</meta:editing-cycles>
    <meta:generator>LibreOffice/25.2.1.2$Windows_X86_64 LibreOffice_project/d3abf4aee5fd705e4a92bba33a32f40bc4e56f49</meta:generator>
    <meta:document-statistic meta:table-count="1" meta:cell-count="638" meta:object-count="0"/>
  </office:meta>
</office:document-meta>
</file>